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Kreon" svg:font-family="Kreon, serif"/>
    <style:font-face style:name="Open Sans" svg:font-family="'Open Sans', sans-serif"/>
    <style:font-face style:name="Tahoma1" svg:font-family="Tahoma"/>
    <style:font-face style:name="arial" svg:font-family="arial, sans-serif"/>
    <style:font-face style:name="consolas" svg:font-family="consolas, 'bitstream vera sans mono', 'courier new', Courier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o1" style:family="table">
      <style:table-properties style:width="4.576cm" table:align="left"/>
    </style:style>
    <style:style style:name="Tablo1.A" style:family="table-column">
      <style:table-column-properties style:column-width="0.22cm"/>
    </style:style>
    <style:style style:name="Tablo1.B" style:family="table-column">
      <style:table-column-properties style:column-width="4.355cm"/>
    </style:style>
    <style:style style:name="Tablo1.A1" style:family="table-cell">
      <style:table-cell-properties style:vertical-align="middle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333333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  <style:text-properties fo:font-variant="normal" fo:text-transform="none" fo:color="#333333" fo:letter-spacing="normal"/>
    </style:style>
    <style:style style:name="P5" style:family="paragraph" style:parent-style-name="Text_20_body">
      <style:paragraph-properties fo:margin-left="0cm" fo:margin-right="0cm" fo:margin-top="0cm" fo:margin-bottom="0.265cm" fo:line-height="160%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65cm" fo:line-height="160%" fo:orphans="2" fo:widows="2" fo:text-indent="0cm" style:auto-text-indent="false"/>
      <style:text-properties fo:font-variant="normal" fo:text-transform="none" fo:color="#555555" style:font-name="Helvetica Neue" fo:font-size="9.7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65cm" fo:line-height="160%" fo:orphans="2" fo:widows="2" fo:text-indent="0cm" style:auto-text-indent="false"/>
      <style:text-properties fo:font-variant="normal" fo:text-transform="none" fo:color="#555555" fo:letter-spacing="normal"/>
    </style:style>
    <style:style style:name="P8" style:family="paragraph" style:parent-style-name="Text_20_body">
      <style:paragraph-properties fo:margin-left="0cm" fo:margin-right="0cm" fo:margin-top="0cm" fo:margin-bottom="0.265cm" fo:line-height="160%" fo:orphans="2" fo:widows="2" fo:text-indent="0cm" style:auto-text-indent="false" fo:padding="0.074cm" fo:border-left="none" fo:border-right="none" fo:border-top="none" fo:border-bottom="0.002cm solid #000000" style:join-border="false"/>
    </style:style>
    <style:style style:name="P9" style:family="paragraph" style:parent-style-name="Heading_20_3">
      <style:paragraph-properties fo:margin-left="0cm" fo:margin-right="0cm" fo:margin-top="0cm" fo:margin-bottom="0cm" fo:line-height="110%" fo:orphans="2" fo:widows="2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cm" style:line-height-at-least="0.529cm" fo:text-align="end" style:justify-single-word="false" fo:text-indent="0cm" style:auto-text-indent="false" fo:padding="0cm" fo:border="none"/>
      <style:text-properties fo:font-variant="normal" fo:text-transform="none" fo:color="#afafaf" style:font-name="consolas" fo:font-size="9.75pt" fo:font-style="normal" fo:font-weight="normal" fo:background-color="#ffffff"/>
    </style:style>
    <style:style style:name="P11" style:family="paragraph" style:parent-style-name="Table_20_Contents">
      <style:paragraph-properties fo:margin-left="0cm" fo:margin-right="0cm" fo:margin-top="0cm" fo:margin-bottom="0cm" style:line-height-at-least="0.529cm" fo:text-align="start" style:justify-single-word="false" fo:text-indent="0cm" style:auto-text-indent="false" fo:padding="0cm" fo:border="none"/>
    </style:style>
    <style:style style:name="P12" style:family="paragraph" style:parent-style-name="Table_20_Contents">
      <style:paragraph-properties fo:margin-left="0cm" fo:margin-right="0cm" fo:margin-top="0cm" fo:margin-bottom="0cm" style:line-height-at-least="0.529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Kreon" fo:letter-spacing="normal" fo:font-style="normal" fo:font-weight="bold"/>
    </style:style>
    <style:style style:name="T3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Open Sans" fo:font-size="12pt" fo:letter-spacing="normal" fo:font-style="normal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5" style:family="text">
      <style:text-properties fo:font-variant="normal" fo:text-transform="none" fo:color="#555555" style:font-name="Helvetica Neue" fo:font-size="9.75pt" fo:letter-spacing="normal" fo:font-style="normal" fo:font-weight="bold"/>
    </style:style>
    <style:style style:name="T6" style:family="text">
      <style:text-properties fo:font-variant="normal" fo:text-transform="none" fo:color="#555555" style:font-name="Helvetica Neue" fo:font-size="9.75pt" fo:letter-spacing="normal" fo:font-style="normal" fo:font-weight="normal"/>
    </style:style>
    <style:style style:name="T7" style:family="text">
      <style:text-properties fo:font-variant="normal" fo:text-transform="none" fo:color="#555555" style:font-name="Helvetica Neue" fo:font-size="6.75pt" fo:letter-spacing="normal" fo:font-style="normal" fo:font-weight="normal"/>
    </style:style>
    <style:style style:name="T8" style:family="text">
      <style:text-properties fo:font-variant="normal" fo:text-transform="none" fo:color="#afafaf" style:font-name="consolas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T9" style:family="text">
      <style:text-properties fo:font-variant="normal" fo:text-transform="none" fo:color="#006699" style:font-name="consolas" fo:font-size="9.75pt" fo:font-style="normal" fo:font-weight="bold" fo:background-color="#ffffff"/>
    </style:style>
    <style:style style:name="T10" style:family="text">
      <style:text-properties fo:font-variant="normal" fo:text-transform="none" fo:color="#000000" style:font-name="consolas" fo:font-size="9.75pt" fo:font-style="normal" fo:font-weight="normal" fo:background-color="#ffffff"/>
    </style:style>
    <style:style style:name="T11" style:family="text">
      <style:text-properties fo:font-variant="normal" fo:text-transform="none" fo:color="#000000" style:font-name="consolas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Open Sans" fo:font-size="12pt" fo:font-style="normal" fo:font-weight="normal"/>
    </style:style>
    <style:style style:name="T15" style:family="text">
      <style:text-properties style:font-name="Helvetica Neue" fo:font-size="9.75pt" fo:font-style="normal" fo:font-weight="normal"/>
    </style:style>
    <style:style style:name="T16" style:family="text">
      <style:text-properties fo:color="#555555" style:font-name="Helvetica Neue" fo:font-size="9.75pt" fo:font-style="normal" fo:font-weight="bold"/>
    </style:style>
    <style:style style:name="T17" style:family="text">
      <style:text-properties fo:font-size="6.75pt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ditör yazdığımız kodları assembly koduna </text:p>
      <text:p text:style-name="Standard">assembly de 1 ve 0 lara çevriliyor</text:p>
      <text:p text:style-name="Standard"/>
      <text:p text:style-name="Standard"/>
      <text:p text:style-name="Standard"><text:span text:style-name="T13">int veri tipinin sınırları</text:span> = i<text:span text:style-name="T1">nteger (tamsayı) veri tipi, her zaman tam ve bütün olan değerleri simgeleyen bir sayısal niceliktir. Bir tamsayı değeri, isteğe bağlı bir + ya da - işaretini izleyen, -2147483648 ile 2147483647 arasındaki sayılardan oluşabilir.</text:span> </text:p>
      <text:p text:style-name="Standard"/>
      <text:p text:style-name="P1"/>
      <text:p text:style-name="Standard"/>
      <text:h text:style-name="Heading_20_2" text:outline-level="2"><text:span text:style-name="Strong_20_Emphasis"><text:span text:style-name="T2">long Veri Tipi Nedir?</text:span></text:span></text:h>
      <text:p text:style-name="P2"><text:span text:style-name="T14">long türündeki değişkenler 64 bitlik (8 byte) işaretli veri depolarlar. </text:span></text:p>
      <text:h text:style-name="P9" text:outline-level="3"><text:span text:style-name="Strong_20_Emphasis"><text:span text:style-name="T2">Değer aralığı ne kadar?</text:span></text:span></text:h>
      <text:p text:style-name="P2">       <text:span text:style-name="T14">long değişkeni –9,223,372,036,854,775,808 to 9,223,372,036,854,775,807 arasında değer depolayabilmektedir.</text:span></text:p>
      <text:p text:style-name="P2"><text:span text:style-name="T14"/></text:p>
      <text:p text:style-name="P2"><text:span text:style-name="T14"/></text:p>
      <text:p text:style-name="P4"><text:span text:style-name="T14"/></text:p>
      <text:p text:style-name="P2"><text:span text:style-name="T14"/></text:p>
      <text:p text:style-name="P2"><text:span text:style-name="T14"/></text:p>
      <text:p text:style-name="P2"><text:span text:style-name="Strong_20_Emphasis"><text:span text:style-name="T16">Short Değişken Türü</text:span></text:span></text:p>
      <text:p text:style-name="P6">Short veri tipinin İhtiyacı olan bellek boyutu 2 Byte’dır. Aldığı değer aralığı -32.768 ila 32.767 arasıdır.</text:p>
      <text:p text:style-name="P8"><text:span text:style-name="Strong_20_Emphasis"><text:span text:style-name="T5">Örnek :</text:span></text:span><text:span text:style-name="T6"> short n=32000;</text:span></text:p>
      <text:p text:style-name="P2"><text:span text:style-name="T14"/></text:p>
      <text:p text:style-name="P2"><text:span text:style-name="Strong_20_Emphasis"><text:span text:style-name="T16">Byte Değişken Türü</text:span></text:span></text:p>
      <text:p text:style-name="P6">Byte veri tipinin İhtiyacı olan bellek boyutu 1 Byte’dır. Aldığı değer aralığı -128 ila 127 arasıdır.</text:p>
      <text:p text:style-name="P5"><text:span text:style-name="Strong_20_Emphasis"><text:span text:style-name="T5">Örnek:</text:span></text:span><text:span text:style-name="T6"> byte a=100;</text:span></text:p>
      <text:p text:style-name="P4"><text:span text:style-name="T14"/></text:p>
      <text:p text:style-name="P2"><text:span text:style-name="T14"/></text:p>
      <text:p text:style-name="P2"><text:span text:style-name="Strong_20_Emphasis"><text:span text:style-name="T16">Boolean Değişken Türü</text:span></text:span></text:p>
      <text:p text:style-name="P6">Mantıksal veri tipi boolean mantıksal veriler olan true(doğru) veya false(yanlış) değerlerini kaydetmek için kullanılır.</text:p>
      <text:p text:style-name="P8"><text:span text:style-name="Strong_20_Emphasis"><text:span text:style-name="T5">Örnek:</text:span></text:span><text:span text:style-name="T6"> boolean a = true;</text:span></text:p>
      <text:p text:style-name="P2"><text:span text:style-name="Strong_20_Emphasis"><text:span text:style-name="T16">Char Değişken Türü</text:span></text:span></text:p>
      <text:p text:style-name="P5"><text:span text:style-name="T6">Karakter veri tipi 2 Byte bellek boyutuna ihityaç duymaktadır. Karakter veri tipi char, sadece bir adet harf,rakam,sembol veya alfanumerik değeri alabilir. Değer aralığı 0 ila 65.535 arasında tanımlanmış Unicode değerlerdir. Char değişkenine değer atamak için </text:span><text:span text:style-name="Strong_20_Emphasis"><text:span text:style-name="T6">‘ ‘</text:span></text:span><text:span text:style-name="T6"> çift tek tırnak operatörü içerisine istenilen karakter yazılmaktadır. Ayrıca ‘u0000’ ila ‘uffff’ aralığında Unicode değeri verilerek de değer ataması yapılabilir.</text:span></text:p>
      <text:p text:style-name="P5"><text:span text:style-name="Strong_20_Emphasis"><text:span text:style-name="T5">Örnek:</text:span></text:span><text:span text:style-name="T6"> char cvar1 ;</text:span></text:p>
      <text:p text:style-name="P7"> <text:span text:style-name="T15">Kesirli sayı tipleri (floating point types) </text:span></text:p>
      <text:p text:style-name="P7"> </text:p>
      <text:p text:style-name="P5"><text:soft-page-break/><text:span text:style-name="Strong_20_Emphasis"><text:span text:style-name="T5">Float Değişken Türü</text:span></text:span></text:p>
      <text:p text:style-name="P6">Float veri tipinin İhtiyacı olan bellek boyutu 4 Byte’dır. Aldığı en küçük değer: 1,40239846 * 10<text:span text:style-name="T17">-45</text:span></text:p>
      <text:p text:style-name="P6">Aldığı en büyük değer ise: 3,40282347 * 10<text:span text:style-name="T17">38</text:span></text:p>
      <text:p text:style-name="P5"><text:span text:style-name="Strong_20_Emphasis"><text:span text:style-name="T5">Örnek :</text:span></text:span><text:span text:style-name="T6">  </text:span><text:span text:style-name="Strong_20_Emphasis"><text:span text:style-name="T5">float</text:span></text:span><text:span text:style-name="T6">  a = 0.67;</text:span></text:p>
      <text:p text:style-name="P5"><text:span text:style-name="Strong_20_Emphasis"><text:span text:style-name="T5">Double Değişken Türü</text:span></text:span></text:p>
      <text:p text:style-name="P5"><text:span text:style-name="Strong_20_Emphasis"><text:span text:style-name="T5">Double</text:span></text:span><text:span text:style-name="T6"> veri tipinin İhtiyacı olan bellek boyutu </text:span><text:span text:style-name="Strong_20_Emphasis"><text:span text:style-name="T5">8 Byte</text:span></text:span><text:span text:style-name="T6">‘dır.<text:line-break/>Aldığı en küçük değer: 4,94065645841246544 * 10</text:span><text:span text:style-name="T7">-324</text:span><text:span text:style-name="T6"><text:line-break/>Aldığı en büyük değer ise: 1,79769313486231570 * 10</text:span><text:span text:style-name="T7">308</text:span></text:p>
      <text:p text:style-name="P5"><text:span text:style-name="Strong_20_Emphasis"><text:span text:style-name="T5">double</text:span></text:span><text:span text:style-name="T6"> a= 0.79178945187;</text:span></text:p>
      <text:p text:style-name="P2"><text:span text:style-name="T14"/></text:p>
      <text:h text:style-name="Heading_20_2" text:outline-level="2"><text:span text:style-name="Strong_20_Emphasis"><text:span text:style-name="T2">decimal Veri Tipi Nedir?</text:span></text:span></text:h>
      <text:p text:style-name="P2">        <text:span text:style-name="T14">decimal türündeki değişkenler 128 bitlik (16 byte) gerçek sayı depolarlar.</text:span></text:p>
      <text:p text:style-name="P2">        <text:span text:style-name="T14">decimal değişkeni tanımladığımızda eğer içerisine tam sayı olmayan bir değer atamak istediğimizde sayısının sonuna M veya m koyarak türünün decimal olduğunu belirtmemiz gerekmektedir. Bunun sebebi C# ortamında noktalı sayıların varsayılan değeri double’dır. Biz virgüllü bir sayıyı decimal olarak tanımladığımızı sonuna gerekli eklemeyi yaptıktan sonra belirtiriz. decimal değişkenine yaptığımız tam sayı atamalarında sonuna ekleme yapmamıza gerek yoktur. </text:span></text:p>
      <text:section text:style-name="Sect1" text:name="highlighter_464871">
        <table:table table:name="Tablo1" table:style-name="Tablo1">
          <table:table-column table:style-name="Tablo1.A"/>
          <table:table-column table:style-name="Tablo1.B"/>
          <table:table-row>
            <table:table-cell table:style-name="Tablo1.A1" office:value-type="string">
              <text:p text:style-name="P10">1</text:p>
              <text:p text:style-name="P10">2</text:p>
            </table:table-cell>
            <table:table-cell table:style-name="Tablo1.A1" office:value-type="string">
              <text:p text:style-name="P11"><text:span text:style-name="Source_20_Text"><text:span text:style-name="T9">decimal</text:span></text:span><text:span text:style-name="T10"> </text:span><text:span text:style-name="Source_20_Text"><text:span text:style-name="T10">sayi1 = 12.34m;</text:span></text:span></text:p>
              <text:p text:style-name="P12"><text:span text:style-name="Source_20_Text"><text:span text:style-name="T9">decimal</text:span></text:span><text:span text:style-name="T10"> </text:span><text:span text:style-name="Source_20_Text"><text:span text:style-name="T10">sayi2 = 22.33M;</text:span></text:span></text:p>
            </table:table-cell>
          </table:table-row>
        </table:table>
      </text:section>
      <text:p text:style-name="P2"> </text:p>
      <text:h text:style-name="P9" text:outline-level="3"><text:span text:style-name="Strong_20_Emphasis"><text:span text:style-name="T2">Değer aralığı ne kadar?</text:span></text:span></text:h>
      <text:p text:style-name="P3">decimal değişkeni (-7.9 x 1028 to 7.9 x 1028) / (100 to 28) (28 basamak)  arasında değer depolayabilmektedir. 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Kreon" svg:font-family="Kreon, serif"/>
    <style:font-face style:name="Open Sans" svg:font-family="'Open Sans', sans-serif"/>
    <style:font-face style:name="Tahoma1" svg:font-family="Tahoma"/>
    <style:font-face style:name="arial" svg:font-family="arial, sans-serif"/>
    <style:font-face style:name="consolas" svg:font-family="consolas, 'bitstream vera sans mono', 'courier new', Courier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M40S</meta:editing-duration>
    <meta:editing-cycles>3</meta:editing-cycles>
    <meta:generator>OpenOffice/4.1.10$Win32 OpenOffice.org_project/4110m2$Build-9807</meta:generator>
    <dc:date>2022-02-12T13:16:15</dc:date>
    <meta:document-statistic meta:table-count="1" meta:image-count="0" meta:object-count="0" meta:page-count="2" meta:paragraph-count="38" meta:word-count="378" meta:character-count="2673"/>
    <meta:user-defined meta:name="Info 1"/>
    <meta:user-defined meta:name="Info 2"/>
    <meta:user-defined meta:name="Info 3"/>
    <meta:user-defined meta:name="Info 4"/>
  </office:meta>
</office:document-meta>
</file>